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Witaj Pokarmie,</text:span><text:span text:style-name="T1"><text:line-break/></text:span><text:span text:style-name="T1">w którym niezmierzony</text:span><text:span text:style-name="T1"><text:line-break/></text:span><text:span text:style-name="T1">Nieba i ziemie</text:span><text:span text:style-name="T1"><text:line-break/></text:span><text:span text:style-name="T1">Twórca jest zamkniony,</text:span><text:span text:style-name="T1"><text:line-break/></text:span><text:span text:style-name="T1">Witaj napoju zupełnie gaszący</text:span><text:span text:style-name="T1"><text:line-break/></text:span><text:span text:style-name="T1">Umysł pragnąc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Witaj krynico</text:span><text:span text:style-name="T1"><text:line-break/></text:span><text:span text:style-name="T1">wszystkiego dobrego</text:span><text:span text:style-name="T1"><text:line-break/></text:span><text:span text:style-name="T1">Gdy bowiem w sobie</text:span><text:span text:style-name="T1"><text:line-break/></text:span><text:span text:style-name="T1">masz Boga samego</text:span><text:span text:style-name="T1"><text:line-break/></text:span><text:span text:style-name="T1">Znasz ludziom wszystkie</text:span><text:span text:style-name="T1"><text:line-break/></text:span><text:span text:style-name="T1">jego wszechmocności</text:span><text:span text:style-name="T1"><text:line-break/></text:span><text:span text:style-name="T1">Niesiesz godn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Witaj z niebiosów</text:span><text:span text:style-name="T1"><text:line-break/></text:span><text:span text:style-name="T1">manno padająca</text:span><text:span text:style-name="T1"><text:line-break/></text:span><text:span text:style-name="T1">Rozkoszny </text:span><text:span text:style-name="T1">w sercu</text:span><text:span text:style-name="T1"><text:line-break/></text:span><text:span text:style-name="T1">naszym </text:span><text:span text:style-name="T1">smak czyniąca:</text:span><text:span text:style-name="T1"><text:line-break/></text:span><text:span text:style-name="T1">Wszystko na świecie</text:span><text:span text:style-name="T1"><text:line-break/></text:span><text:span text:style-name="T1">co jedno smakuje</text:span><text:span text:style-name="T1"><text:line-break/></text:span><text:span text:style-name="T1">W tym się najdu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Witaj rozkoszne</text:span><text:span text:style-name="T1"><text:line-break/></text:span><text:span text:style-name="T1">z ogrodu rajskiego</text:span><text:span text:style-name="T1"><text:line-break/></text:span><text:span text:style-name="T1">Drzewo owocu</text:span><text:span text:style-name="T1"><text:line-break/></text:span><text:span text:style-name="T1">pełne żywiącego:</text:span><text:span text:style-name="T1"><text:line-break/></text:span><text:span text:style-name="T1">Kto cię skosztuje</text:span><text:span text:style-name="T1"><text:line-break/></text:span><text:span text:style-name="T1">śmierci się nie boi</text:span><text:span text:style-name="T1"><text:line-break/></text:span><text:span text:style-name="T1">Choć nad nim sto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4"><text:span text:style-name="T1">5. Witaj Jedyna</text:span><text:span text:style-name="T1"><text:line-break/></text:span><text:span text:style-name="T1">serc ludzkich radości</text:span><text:span text:style-name="T1"><text:line-break/></text:span><text:span text:style-name="T1">Witaj strapionych</text:span><text:span text:style-name="T1"><text:line-break/></text:span><text:span text:style-name="T1">wszelka łaskawości</text:span><text:span text:style-name="T1"><text:line-break/></text:span><text:span text:style-name="T1">Ciebie dziś moje</text:span><text:span text:style-name="T1"><text:line-break/></text:span><text:span text:style-name="T1">łzy słodkie szukają</text:span><text:span text:style-name="T1"><text:line-break/></text:span><text:span text:style-name="T1">K Tobie wołaj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0T12:40:22</meta:creation-date>
    <dc:creator>Rafał Talacha</dc:creator>
    <dc:date>2009-02-01T15:01:16</dc:date>
    <dc:language>pl-PL</dc:language>
    <meta:editing-cycles>8</meta:editing-cycles>
    <meta:editing-duration>PT13M0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